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cm" style:rel-column-width="4252*"/>
    </style:style>
    <style:style style:name="Table1.B" style:family="table-column">
      <style:table-column-properties style:column-width="4.501cm" style:rel-column-width="2552*"/>
    </style:style>
    <style:style style:name="Table1.C" style:family="table-column">
      <style:table-column-properties style:column-width="4.999cm" style:rel-column-width="2834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" style:family="table">
      <style:table-properties style:width="15.335cm" table:align="left" style:writing-mode="lr-tb"/>
    </style:style>
    <style:style style:name="Таблица1.A" style:family="table-column">
      <style:table-column-properties style:column-width="12.324cm"/>
    </style:style>
    <style:style style:name="Таблица1.B" style:family="table-column">
      <style:table-column-properties style:column-width="3.011cm"/>
    </style:style>
    <style:style style:name="Таблица1.A1" style:family="table-cell">
      <style:table-cell-properties style:vertical-align="middle" fo:padding="0.176cm" fo:border="1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1da605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style:font-name="Times New Roman1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/>
      <style:text-properties style:font-name="Times New Roman1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1" fo:font-size="14pt" style:font-size-asian="14pt" style:font-size-complex="14pt"/>
    </style:style>
    <style:style style:name="P8" style:family="paragraph" style:parent-style-name="Standard">
      <style:paragraph-properties fo:line-height="150%" style:snap-to-layout-grid="false"/>
      <style:text-properties style:font-name="Times New Roman1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 style:snap-to-layout-grid="false"/>
      <style:text-properties style:font-name="Times New Roman1" fo:font-size="14pt" officeooo:rsid="00293842" officeooo:paragraph-rsid="00293842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1" fo:font-size="14pt" style:font-size-asian="14pt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paragraph-rsid="0041c814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officeooo:rsid="001da605" officeooo:paragraph-rsid="001da605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officeooo:rsid="006b5d94" officeooo:paragraph-rsid="0070e6a3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fo:font-weight="bold" officeooo:paragraph-rsid="00437983" style:font-size-asian="14pt" style:font-weight-asian="bold" style:font-name-complex="Times New Roman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fo:font-weight="bold" officeooo:rsid="0066bd48" officeooo:paragraph-rsid="0066bd48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fo:font-weight="bold" officeooo:paragraph-rsid="004b60f1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fo:font-weight="normal" officeooo:rsid="0070e6a3" officeooo:paragraph-rsid="0070e6a3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style:font-name="Times New Roman1" fo:font-size="14pt" fo:font-weight="bold" style:font-size-asian="14pt" style:font-weight-asian="bold" style:font-size-complex="14pt"/>
    </style:style>
    <style:style style:name="P2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style:font-name="Times New Roman1"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1"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/>
      <style:text-properties style:font-name="Times New Roman1" fo:font-size="14pt" fo:language="ru" fo:country="RU" fo:font-weight="bold" officeooo:paragraph-rsid="00437983" style:font-size-asian="14pt" style:language-asian="ru" style:country-asian="RU" style:font-weight-asian="bold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61bdde" officeooo:paragraph-rsid="0061bdde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line-height="150%" fo:orphans="2" fo:widows="2" fo:hyphenation-ladder-count="no-limit" fo:text-indent="1.27cm" style:auto-text-indent="false" fo:background-color="transparent" style:writing-mode="lr-tb"/>
      <style:text-properties style:font-name="Times New Roman1" fo:font-size="14pt" style:font-size-asian="14pt" style:font-size-complex="14pt" fo:hyphenate="false" fo:hyphenation-remain-char-count="2" fo:hyphenation-push-char-count="2"/>
    </style:style>
    <style:style style:name="P25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437983" style:text-blinking="false" fo:background-color="transparent" style:font-name-asian="Times New Roman" style:font-size-asian="14pt" style:font-size-complex="14pt"/>
    </style:style>
    <style:style style:name="P27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officeooo:paragraph-rsid="00437983" style:font-name-asian="Times New Roman" style:font-size-asian="14pt" style:font-size-complex="14pt"/>
    </style:style>
    <style:style style:name="P28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9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style:text-blinking="false" fo:background-color="transparent"/>
    </style:style>
    <style:style style:name="P30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italic" style:text-underline-style="none" fo:font-weight="normal" style:text-blinking="false" fo:background-color="transparent"/>
    </style:style>
    <style:style style:name="T1" style:family="text">
      <style:text-properties fo:text-transform="uppercase" style:font-name="Times New Roman1" fo:font-size="14pt" style:font-size-asian="14pt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ize="14pt" fo:language="ru" fo:country="RU" fo:font-style="normal" style:text-underline-style="none" fo:font-weight="normal" officeooo:rsid="002b6daa" style:text-blinking="false" fo:background-color="transparent" loext:char-shading-value="0" style:font-size-asian="14pt" style:language-asian="ru" style:country-asian="RU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a605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0e6a3" style:text-blinking="false" fo:background-color="transparent" loext:char-shading-value="0"/>
    </style:style>
    <style:style style:name="T6" style:family="text">
      <style:text-properties fo:font-variant="normal" fo:text-transform="none" style:font-name="Times New Roman1" fo:font-size="14pt" style:font-size-asian="14pt" style:font-size-complex="14pt"/>
    </style:style>
    <style:style style:name="T7" style:family="text">
      <style:text-properties fo:font-variant="normal" fo:text-transform="none" style:font-name="Times New Roman1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8" style:family="text">
      <style:text-properties officeooo:rsid="0041c814"/>
    </style:style>
    <style:style style:name="T9" style:family="text">
      <style:text-properties officeooo:rsid="00530303"/>
    </style:style>
    <style:style style:name="T10" style:family="text">
      <style:text-properties officeooo:rsid="0066bd48"/>
    </style:style>
    <style:style style:name="T11" style:family="text">
      <style:text-properties officeooo:rsid="006c6bb4"/>
    </style:style>
    <style:style style:name="T12" style:family="text">
      <style:text-properties officeooo:rsid="0070e6a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21">Кафедра МО ЭВМ</text:p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3"><text:span text:style-name="Название_20_книги"><text:span text:style-name="T1">отчет</text:span></text:span></text:p>
      <text:p text:style-name="P11">по лабораторной работе №<text:span text:style-name="T12">3</text:span></text:p>
      <text:p text:style-name="P12">по дисциплине «<text:span text:style-name="T10">Объектно ориентированное программирование</text:span>»</text:p>
      <text:p text:style-name="P4"><text:span text:style-name="Название_20_книги"><text:span text:style-name="T6">Тема:</text:span></text:span><text:span text:style-name="Название_20_книги"><text:span text:style-name="T7"> </text:span></text:span><text:bookmark text:name="docs-internal-guid-46c43019-7fff-5762-de7b-a312ded73c50"/><text:span text:style-name="Название_20_книги"><text:span text:style-name="T2">Логическое разделение классов</text:span></text:span></text:p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Студент гр. 8383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7"><text:span text:style-name="T9">Мирсков</text:span> А.<text:span text:style-name="T9">А.</text:span>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9"><text:span text:style-name="T10">Жангиров</text:span> <text:span text:style-name="T10">Т</text:span>.<text:span text:style-name="T10">Р</text:span>.</text:p>
          </table:table-cell>
        </table:table-row>
      </table:table>
      <text:p text:style-name="P10"/>
      <text:p text:style-name="P10"/>
      <text:p text:style-name="P10"/>
      <text:p text:style-name="P10"/>
      <text:p text:style-name="P10">Санкт-Петербург</text:p>
      <text:p text:style-name="P10">20<text:span text:style-name="T8">20</text:span></text:p>
      <text:p text:style-name="P19">Цель работы.</text:p>
      <text:p text:style-name="P13"><text:bookmark text:name="docs-internal-guid-40bd601c-7fff-2d91-03dd-940bb1fa5724"/><text:span text:style-name="T3">Разработать и реализовать набора классов для взаимодействия пользователя с юнитами и базой.</text:span></text:p>
      <text:p text:style-name="P24"/>
      <text:p text:style-name="P15">Задание</text:p>
      <text:p text:style-name="P26"><text:bookmark text:name="docs-internal-guid-4e75791a-7fff-26b8-5a4b-883402d73c32"/>Разработать и реализовать набора классов для взаимодействия пользователя с юнитами и базой. Основные требования:</text:p>
      <text:list xml:id="list3236969133" text:style-name="L6">
        <text:list-item>
          <text:p text:style-name="P25">Должен быть реализован функционал управления юнитами</text:p>
        </text:list-item>
        <text:list-item>
          <text:p text:style-name="P25">Должен быть реализован функционал управления базой</text:p>
        </text:list-item>
      </text:list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">Выполнены все основные требования к взаимодействию</text:p>
          </table:table-cell>
          <table:table-cell table:style-name="Таблица1.A1" office:value-type="string">
            <text:p text:style-name="P28">6 баллов</text:p>
          </table:table-cell>
        </table:table-row>
        <table:table-row>
          <table:table-cell table:style-name="Таблица1.A1" office:value-type="string">
            <text:p text:style-name="P28">Добавлен функционал просмотра состояния базы</text:p>
          </table:table-cell>
          <table:table-cell table:style-name="Таблица1.A1" office:value-type="string">
            <text:p text:style-name="P28">3 балла</text:p>
          </table:table-cell>
        </table:table-row>
        <table:table-row>
          <table:table-cell table:style-name="Таблица1.A1" office:value-type="string">
            <text:p text:style-name="P28">Имеется 3+ демонстрационных примера</text:p>
          </table:table-cell>
          <table:table-cell table:style-name="Таблица1.A1" office:value-type="string">
            <text:p text:style-name="P28">1 балл</text:p>
          </table:table-cell>
        </table:table-row>
        <table:table-row>
          <table:table-cell table:style-name="Таблица1.A1" office:value-type="string">
            <text:p text:style-name="P30">*Реализован паттерн “Фасад” через который пользователь управляет программой</text:p>
          </table:table-cell>
          <table:table-cell table:style-name="Таблица1.A1" office:value-type="string">
            <text:p text:style-name="P30">1 балл</text:p>
          </table:table-cell>
        </table:table-row>
        <table:table-row>
          <table:table-cell table:style-name="Таблица1.A1" office:value-type="string">
            <text:p text:style-name="P30">*Объекты между собой взаимодействуют через паттерн “Посредника”</text:p>
          </table:table-cell>
          <table:table-cell table:style-name="Таблица1.A1" office:value-type="string">
            <text:p text:style-name="P30">3 балла</text:p>
          </table:table-cell>
        </table:table-row>
        <table:table-row>
          <table:table-cell table:style-name="Таблица1.A1" office:value-type="string">
            <text:p text:style-name="P30">*Для передачи команд используется паттерн “Команда”</text:p>
          </table:table-cell>
          <table:table-cell table:style-name="Таблица1.A1" office:value-type="string">
            <text:p text:style-name="P30">3 балла</text:p>
          </table:table-cell>
        </table:table-row>
        <table:table-row>
          <table:table-cell table:style-name="Таблица1.A1" office:value-type="string">
            <text:p text:style-name="P30">*Для приема команд от пользователя используется паттерн “Цепочка обязанностей”</text:p>
          </table:table-cell>
          <table:table-cell table:style-name="Таблица1.A1" office:value-type="string">
            <text:p text:style-name="P30">3 балла</text:p>
          </table:table-cell>
        </table:table-row>
        <table:table-row>
          <table:table-cell table:style-name="Таблица1.A1" office:value-type="string">
            <text:p text:style-name="P29">Кол-во баллов за основные требования</text:p>
          </table:table-cell>
          <table:table-cell table:style-name="Таблица1.A1" office:value-type="string">
            <text:p text:style-name="P29">10 баллов</text:p>
          </table:table-cell>
        </table:table-row>
        <table:table-row>
          <table:table-cell table:style-name="Таблица1.A1" office:value-type="string">
            <text:p text:style-name="P29">Максимальное кол-во баллов за лаб. работу</text:p>
          </table:table-cell>
          <table:table-cell table:style-name="Таблица1.A1" office:value-type="string">
            <text:p text:style-name="P29">20 баллов</text:p>
          </table:table-cell>
        </table:table-row>
      </table:table>
      <text:p text:style-name="P27"/>
      <text:p text:style-name="P22"/>
      <text:p text:style-name="P16"><text:span text:style-name="T11">Выполнение</text:span> работы.</text:p>
      <text:p text:style-name="P18">Был создан класс UserInterface, который считывает команды пользователя и в зависимости от этих команд выполняет дейтсвия:</text:p>
      <text:p text:style-name="P18">1) Перемещает юнитов командой mov x1 y1 x2 y2.</text:p>
      <text:p text:style-name="P18">2) Позволяет посмотреть состояние базы x командой base x.</text:p>
      <text:p text:style-name="P23"/>
      <text:p text:style-name="P17">Выводы.</text:p>
      <text:p text:style-name="P14">В ходе лабораторной работы был <text:span text:style-name="T12">р</text:span><text:span text:style-name="T4">азработа</text:span><text:span text:style-name="T5">н</text:span><text:span text:style-name="T4"> и реализова</text:span><text:span text:style-name="T5">н</text:span><text:span text:style-name="T4"> набор классов для взаимодействия пользователя с юнитами и базой.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19cm" style:writing-mode="lr-tb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cm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49cm" fo:text-align="justify" style:justify-single-word="false" fo:orphans="0" fo:widows="0" fo:hyphenation-ladder-count="no-limit" fo:padding="0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cm" fo:margin-right="-1.245cm" fo:line-height="120%" fo:text-align="justify" style:justify-single-word="false" fo:orphans="0" fo:widows="0" fo:text-indent="0cm" style:auto-text-indent="false" style:vertical-align="auto"/>
      <style:text-properties fo:font-size="14pt" fo:language="ru" fo:country="RU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text-indent="0cm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28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0-05-29T04:28:35.591740867</dc:date>
    <meta:print-date>2015-07-17T12:06:00</meta:print-date>
    <meta:editing-cycles>47</meta:editing-cycles>
    <meta:editing-duration>PT7H48M48S</meta:editing-duration>
    <meta:generator>LibreOffice/6.0.7.3$Linux_X86_64 LibreOffice_project/00m0$Build-3</meta:generator>
    <meta:document-statistic meta:table-count="2" meta:image-count="0" meta:object-count="0" meta:page-count="2" meta:paragraph-count="47" meta:word-count="210" meta:character-count="1565" meta:non-whitespace-character-count="1398"/>
  </office:meta>
</office:document-meta>
</file>